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81000000BDD8D2E52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Myriad Pro Light SemiCond" svg:font-family="'Myriad Pro Light SemiCond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yriad Pro Light SemiCond1" svg:font-family="'Myriad Pro Light SemiCond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o_20_principal">
      <style:paragraph-properties fo:text-align="center" style:justify-single-word="false" fo:hyphenation-ladder-count="no-limit"/>
      <style:text-properties fo:color="#009e00" style:font-name="Calibri" fo:font-size="10pt" fo:font-weight="bold" style:font-size-asian="10pt" style:font-weight-asian="bold" style:font-name-complex="Calibri1" style:font-size-complex="10pt" style:font-weight-complex="bold" fo:hyphenate="false" fo:hyphenation-remain-char-count="2" fo:hyphenation-push-char-count="2"/>
    </style:style>
    <style:style style:name="P3" style:family="paragraph" style:parent-style-name="Texto_20_principal">
      <style:paragraph-properties fo:hyphenation-ladder-count="no-limit"/>
      <style:text-properties fo:color="#009e00" style:font-name="Calibri" fo:font-size="10pt" fo:font-weight="bold" style:font-size-asian="10pt" style:font-weight-asian="bold" style:font-name-complex="Calibri1" style:font-size-complex="10pt" style:font-weight-complex="bold" fo:hyphenate="false" fo:hyphenation-remain-char-count="2" fo:hyphenation-push-char-count="2"/>
    </style:style>
    <style:style style:name="P4" style:family="paragraph" style:parent-style-name="Texto_20_principal">
      <style:paragraph-properties fo:hyphenation-ladder-count="no-limit"/>
      <style:text-properties fo:color="#009e00" style:font-name="Calibri" fo:font-size="10pt" fo:language="en" fo:country="US" style:font-size-asian="10pt" style:font-name-complex="Calibri1" style:font-size-complex="10pt" fo:hyphenate="false" fo:hyphenation-remain-char-count="2" fo:hyphenation-push-char-count="2"/>
    </style:style>
    <style:style style:name="P5" style:family="paragraph" style:parent-style-name="Texto_20_principal">
      <style:paragraph-properties fo:hyphenation-ladder-count="no-limit"/>
      <style:text-properties fo:hyphenate="false" fo:hyphenation-remain-char-count="2" fo:hyphenation-push-char-count="2"/>
    </style:style>
    <style:style style:name="P6" style:family="paragraph" style:parent-style-name="Texto_20_principal">
      <style:paragraph-properties fo:hyphenation-ladder-count="no-limit"/>
      <style:text-properties style:font-name="Calibri" fo:font-size="10pt" fo:language="en" fo:country="US" style:font-size-asian="10pt" style:font-name-complex="Calibri1" style:font-size-complex="10pt" fo:hyphenate="false" fo:hyphenation-remain-char-count="2" fo:hyphenation-push-char-count="2"/>
    </style:style>
    <style:style style:name="P7" style:family="paragraph" style:parent-style-name="Texto_20_principal">
      <style:paragraph-properties fo:text-align="center" style:justify-single-word="false" fo:hyphenation-ladder-count="no-limit"/>
      <style:text-properties style:font-name="Calibri" fo:font-size="10pt" fo:language="en" fo:country="US" style:font-size-asian="10pt" style:font-name-complex="Calibri1" style:font-size-complex="10pt" fo:hyphenate="false" fo:hyphenation-remain-char-count="2" fo:hyphenation-push-char-count="2"/>
    </style:style>
    <style:style style:name="P8" style:family="paragraph" style:parent-style-name="Texto_20_principal">
      <style:paragraph-properties fo:hyphenation-ladder-count="no-limit"/>
      <style:text-properties fo:color="#000000" fo:hyphenate="false" fo:hyphenation-remain-char-count="2" fo:hyphenation-push-char-count="2"/>
    </style:style>
    <style:style style:name="P9" style:family="paragraph" style:parent-style-name="Texto_20_principal">
      <style:paragraph-properties fo:hyphenation-ladder-count="no-limit"/>
      <style:text-properties fo:color="#000000" style:font-name="Calibri" fo:font-size="10pt" fo:language="en" fo:country="US" style:font-size-asian="10pt" style:font-name-complex="Calibri1" style:font-size-complex="10pt" fo:hyphenate="false" fo:hyphenation-remain-char-count="2" fo:hyphenation-push-char-count="2"/>
    </style:style>
    <style:style style:name="P10" style:family="paragraph" style:parent-style-name="Texto_20_principal">
      <style:paragraph-properties fo:hyphenation-ladder-count="no-limit"/>
      <style:text-properties fo:color="#000000" fo:background-color="#ffffff" fo:hyphenate="false" fo:hyphenation-remain-char-count="2" fo:hyphenation-push-char-count="2"/>
    </style:style>
    <style:style style:name="P11" style:family="paragraph" style:parent-style-name="Texto_20_principal">
      <style:paragraph-properties fo:margin-left="0.499cm" fo:margin-right="0cm" fo:hyphenation-ladder-count="no-limit" fo:text-indent="0cm" style:auto-text-indent="false"/>
      <style:text-properties fo:color="#000000" fo:hyphenate="false" fo:hyphenation-remain-char-count="2" fo:hyphenation-push-char-count="2"/>
    </style:style>
    <style:style style:name="P12" style:family="paragraph" style:parent-style-name="Texto_20_principal" style:master-page-name="Standard">
      <style:paragraph-properties fo:text-align="center" style:justify-single-word="false" fo:hyphenation-ladder-count="no-limit" style:page-number="auto"/>
      <style:text-properties style:font-name="Calibri" fo:font-size="10pt" fo:language="en" fo:country="US" style:font-size-asian="10pt" style:font-name-complex="Calibri1" style:font-size-complex="10pt" fo:hyphenate="false" fo:hyphenation-remain-char-count="2" fo:hyphenation-push-char-count="2"/>
    </style:style>
    <style:style style:name="T1" style:family="text">
      <style:text-properties style:font-name="Calibri" fo:font-size="10pt" fo:language="en" fo:country="US" style:font-size-asian="10pt" style:font-name-complex="Calibri1" style:font-size-complex="10pt"/>
    </style:style>
    <style:style style:name="T2" style:family="text">
      <style:text-properties style:font-name="Calibri" fo:font-size="10pt" fo:language="en" fo:country="US" fo:font-style="italic" style:font-size-asian="10pt" style:font-style-asian="italic" style:font-name-complex="Calibri1" style:font-size-complex="10pt" style:font-style-complex="italic"/>
    </style:style>
    <style:style style:name="T3" style:family="text">
      <style:text-properties fo:color="#000000" style:font-name="Calibri" fo:font-size="10pt" fo:language="en" fo:country="US" style:font-size-asian="10pt" style:font-name-complex="Calibri1" style:font-size-complex="10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Regimento Interno das Comissão de Ética de Enfermagem (CEEn) da Sociedade Hospitalar São Francisco de Assis</text:p>
      <text:p text:style-name="P2"/>
      <text:p text:style-name="P6">Aprovado pela Decisão Coren/SC nº 002, de 10 <text:s/>de janeiro de 2006, na 417ª Reunião Ordinária, de 25 de janeiro de 2006, e homologado pela Decisão Cofen nº 014, de 21 de fevereiro de <text:s/>2006.</text:p>
      <text:p text:style-name="P3"/>
      <text:p text:style-name="P6">CAPÍTULO I</text:p>
      <text:p text:style-name="P6">DA NATUREZA E DAS FINALIDADES</text:p>
      <text:p text:style-name="P6"/>
      <text:p text:style-name="P6">Art. 1º <text:s/>A Comissão de Ética de Enfermagem (CEEn) da Sociedade Hospitalar Sao Francisco de Assis rege-se por Regimento próprio aprovado em Assembleia Geral da Categoria, realizada em 16/01/2018, atendendo a determinação da Decisão Coren/SC nº 002/2006. O Regimento Interno da Comissão de Ética de Enfermagem da Instituição Sociedade Hospitalar São Francisco de Assis foi aprovado e homologado pelo Plenário do Conselho Regional de Enfermagem de Santa Catarina (Coren/SC), em Reunião Ordinária, de 20 de janeiro de 2018.</text:p>
      <text:p text:style-name="P6"><text:line-break/>Art. 2º A CEEn é um órgão representativo do Coren/SC nas questões éticas dos profissionais da Enfermagem.</text:p>
      <text:p text:style-name="P6"/>
      <text:p text:style-name="P6">Art. 3º A atuação da CEEn limita-se ao exercício ético-legal dos profissionais da Enfermagem nas áreas de assistência, ensino, pesquisa e administração.</text:p>
      <text:p text:style-name="P6"/>
      <text:p text:style-name="P6">Art. 4º A CEEn tem como finalidades: a orientação, a conscientização, o assessoramento, a emissão de pareceres e a compilação de fatos relacionados ao exercício ético-profissional da categoria.</text:p>
      <text:p text:style-name="P6"/>
      <text:p text:style-name="P6">Art. 5º A CEEn reger-se-á por este regimento, devidamente aprovado em assembleia da categoria e homologado pelo Plenário do Coren/SC.</text:p>
      <text:p text:style-name="P6"/>
      <text:p text:style-name="P6">CAPÍTULO II</text:p>
      <text:p text:style-name="P6">DOS OBJETIVOS</text:p>
      <text:p text:style-name="P6"/>
      <text:p text:style-name="P6">Art. 6º A CEEn tem os seguintes objetivos:</text:p>
      <text:p text:style-name="P8"><text:span text:style-name="T1">I </text:span><text:span text:style-name="T1">– Divulgar o Código de Ética dos Profissionais de Enfermagem e as demais normas disciplinares e éticas do exercício profissional.</text:span></text:p>
      <text:p text:style-name="P8"><text:span text:style-name="T1">II</text:span><text:span text:style-name="T1"> - Promover e/ou participar de atividades que visem à interpretação do Código de Ética e a sensibilização dos profissionais de Enfermagem em relação ao comportamento ético-profissional.</text:span></text:p>
      <text:p text:style-name="P8"><text:span text:style-name="T1">III </text:span><text:span text:style-name="T1">– Promover e/ou participar de atividades multiprofissionais ligadas à ética.</text:span></text:p>
      <text:p text:style-name="P8"><text:span text:style-name="T1">IV </text:span><text:span text:style-name="T1">– Assessorar e orientar a Direção/Gerência de Enfermagem, membros da equipe, clientes, familiares e demais interessados, sobre questões éticas e as implicações decorrentes de atitudes não éticas.</text:span></text:p>
      <text:p text:style-name="P8"><text:span text:style-name="T1">V </text:span><text:span text:style-name="T1">– Verificar as condições oferecidas pela instituição para o desempenho profissional da categoria.</text:span></text:p>
      <text:p text:style-name="P8"><text:span text:style-name="T1">VI</text:span><text:span text:style-name="T1"> – Averiguar denúncias ou fatos não éticos, fazendo os devidos encaminhamentos.</text:span></text:p>
      <text:p text:style-name="P9"/>
      <text:p text:style-name="P6">CAPÍTULO III</text:p>
      <text:p text:style-name="P6">DA ORGANIZAÇÃO E COMPOSIÇÃO</text:p>
      <text:p text:style-name="P6"/>
      <text:p text:style-name="P6"><text:soft-page-break/>Art. 7º A CEEn atende os profissionais da Enfermagem de todas as áreas de trabalho da instituição, no que se refere aos aspectos éticos do exercício da profissão.</text:p>
      <text:p text:style-name="P6"/>
      <text:p text:style-name="P6">Art. 8º A CEEn é constituída por Enfermeiro(a), Técnico(a) de Enfermagem e Auxiliar de Enfermagem, em igual número, observando os seguintes critérios:</text:p>
      <text:p text:style-name="P8"><text:span text:style-name="T1">I </text:span><text:span text:style-name="T1">– Ter, no mínimo, um ano de efetivo exercício profissional.</text:span></text:p>
      <text:p text:style-name="P8"><text:span text:style-name="T1">II </text:span><text:span text:style-name="T1">– Ter, no mínimo, um ano de vínculo empregatício com a instituição.</text:span></text:p>
      <text:p text:style-name="P8"><text:span text:style-name="T1">III</text:span><text:span text:style-name="T1"> – Estar em pleno gozo dos direitos profissionais.</text:span></text:p>
      <text:p text:style-name="P5"><text:span text:style-name="T3">IV </text:span><text:span text:style-name="T1">– Inexistir condenação em processo ético, processo disciplinar, processo civil ou processo penal nos últimos cinco anos.</text:span></text:p>
      <text:p text:style-name="P6"/>
      <text:p text:style-name="P6">Art. 9º A CEEn será constituída por, no mínimo, por um(a) Enfermeiro(a), um(a) Técnico(a) em Enfermagem e um(a) Auxiliar de Enfermagem efetivos e seus respectivos suplentes. </text:p>
      <text:p text:style-name="P6">§1º A CEEn será constituída por um(a) Enfermeiro(a) e dois(duas) Técnicos(as) de Enfermagem efetivos e seus respectivos suplentes, ou por dois(duas) Enfermeiros(as) e um(a) Técnico(a) de Enfermagem efetivos e seus respectivos suplentes, quando a instituição tiver em seu quadro de pessoal somente estes dois níveis profissionais com vínculo empregatício. </text:p>
      <text:p text:style-name="P6">§2º A CEEn será constituída por um Enfermeiro(a) e dois Auxiliares de Enfermagem efetivos e seus respectivos suplentes, ou por dois(duas) Enfermeiros(as) e um(a) Auxiliar de Enfermagem efetivos e seus respectivos suplentes, quando a instituição tiver em seu quadro de pessoal somente estes dois níveis com vínculo empregatício.</text:p>
      <text:p text:style-name="P6"/>
      <text:p text:style-name="P6">Art. 10. É incompatível a condição de membro da Comissão de Ética com a de Direção/Gerência do Órgão de Enfermagem.</text:p>
      <text:p text:style-name="P6"/>
      <text:p text:style-name="P6">Art. 11. O mandato dos integrantes da CEEn é de três anos, sendo permitida a sua reeleição por igual período.</text:p>
      <text:p text:style-name="P6">§1º A cada eleição poderão permanecer 50% dos membros.</text:p>
      <text:p text:style-name="P6">§2º Os 50% dos membros que optarem por permanecer na Comissão não concorrerão às eleições. </text:p>
      <text:p text:style-name="P6"/>
      <text:p text:style-name="P6">Art. 12. O afastamento dos integrantes da CEEn poderá ocorrer por término de mandato, afastamento temporário, desistência ou destituição.</text:p>
      <text:p text:style-name="P6"/>
      <text:p text:style-name="P6">Art. 13. Entende-se por término de mandato, quando os integrantes da Comissão concluírem os três anos de gestão.</text:p>
      <text:p text:style-name="P6"/>
      <text:p text:style-name="P6">Art. 14. Entende-se por afastamento temporário quando o integrante da Comissão afastar-se por tempo determinado, no máximo, por um período de quatro meses, ou quando estiver sendo submetido a processo ético.</text:p>
      <text:p text:style-name="P6"/>
      <text:p text:style-name="P6">Art. 15. Entende-se por desistência a declinação de seu cargo por qualquer um dos integrantes da Comissão.</text:p>
      <text:p text:style-name="P6"/>
      <text:p text:style-name="P6">Art. 16. Entende-se por destituição o afastamento definitivo do integrante da CEEn, que se dará por decisão da Comissão, tomada em Reunião Ordinária, constando o fato em ata.</text:p>
      <text:p text:style-name="P6"><text:soft-page-break/>§1º A destituição ocorrerá nos seguintes casos:</text:p>
      <text:p text:style-name="P8"><text:span text:style-name="T1">a) </text:span><text:span text:style-name="T1">Ausência, não justificada, em quatro reuniões consecutivas.</text:span></text:p>
      <text:p text:style-name="P8"><text:span text:style-name="T1">b) </text:span><text:span text:style-name="T1">Não estar em pleno gozo dos seus direitos profissionais.</text:span></text:p>
      <text:p text:style-name="P5"><text:span text:style-name="T3">c) Te</text:span><text:span text:style-name="T1">r sido condenado em processo ético, civil ou penal.</text:span></text:p>
      <text:p text:style-name="P6">§2º A destituição implica na perda do direito a nova candidatura para integrar a CEEn.</text:p>
      <text:p text:style-name="P6"/>
      <text:p text:style-name="P6">Art. 17. A substituição dos integrantes da CEEn se <text:s/>processará da seguinte maneira:</text:p>
      <text:p text:style-name="P8"><text:span text:style-name="T1">I </text:span><text:span text:style-name="T1">- A vacância por término de mandato atenderá os critérios estabelecidos no art. 7º deste regimento.</text:span></text:p>
      <text:p text:style-name="P5"><text:span text:style-name="T3">II </text:span><text:span text:style-name="T1">- Na vacância por afastamento temporário, a substituição será feita pelo respectivo suplente, sendo indicado um suplente em caráter temporário, se o afastamento ultrapassar a 30 dias.</text:span></text:p>
      <text:p text:style-name="P5"><text:span text:style-name="T3">III</text:span><text:span text:style-name="T1"> – Na vacância por desistência ou por destituição, a substituição será feita pelo seu respectivo suplente que passará para efetivo, sendo chamado o candidato mais votado do respectivo nível profissional para integrar a Comissão como suplente e concluir o mandato do desistente ou destituído.</text:span></text:p>
      <text:p text:style-name="P6"/>
      <text:p text:style-name="P6">Art. 18. A CEEn elegerá, entre seus membros efetivos, um(a) Coordenador(a) e um(a) Secretário(a), que terão mandato de um ano, podendo ser reconduzidos.</text:p>
      <text:p text:style-name="P4"/>
      <text:p text:style-name="P6">Art. 19. A CEEn reunir-se-á ordinariamente, no mínimo, a cada 30 dias, podendo ocorrer reuniões extraordinárias, convocadas pelo Coordenador, ou por autoconvocação pela maioria simples dos seus integrantes, ou pelo Coren/SC.</text:p>
      <text:p text:style-name="P5"><text:span text:style-name="T1">§1º Na ausência do Coordenador, o Secretário coordenará a reunião, sendo escolhido</text:span><text:span text:style-name="T2"> “ad hoc” </text:span><text:span text:style-name="T1">um substituto para secretariar.</text:span></text:p>
      <text:p text:style-name="P5"><text:span text:style-name="T1">§2º Na ausência do Secretário, será escolhido </text:span><text:span text:style-name="T2">“ad hoc” </text:span><text:span text:style-name="T1">um substituto para secretariar.</text:span></text:p>
      <text:p text:style-name="P6">§3º Serão lavradas atas de todas as reuniões da Comissão, constando a relação dos presentes, as justificativas dos ausentes, o registro das decisões tomadas e os encaminhamentos a serem feitos.</text:p>
      <text:p text:style-name="P6">§4º O quórum mínimo para as reuniões, verificado até 15 minutos após a hora marcada para o início, é de maioria simples dos membros efetivos ou de seus suplentes quando na condição de substituto.</text:p>
      <text:p text:style-name="P6">§5º Na ausência de quórum, a reunião será suspensa, sendo feita nova convocação. <text:s text:c="3"/></text:p>
      <text:p text:style-name="P6"/>
      <text:p text:style-name="P6">Art. 20. As decisões da CEEn serão tomadas por maioria simples de seus membros efetivos ou de seus suplentes, quando na condição de substituto.</text:p>
      <text:p text:style-name="P6">§1º Os membros efetivos terão direito a voz e voto.</text:p>
      <text:p text:style-name="P6">§2º Os membros suplentes poderão participar de todas as reuniões com direito a voz e, nos casos em que estiverem substituindo um membro efetivo, terão direito a voto.</text:p>
      <text:p text:style-name="P6">§3º É indicada a participação dos membros suplentes em todas as reuniões, independente de estarem ou não substituindo membros efetivos.</text:p>
      <text:p text:style-name="P6"/>
      <text:p text:style-name="P6">CAPÍTULO IV</text:p>
      <text:p text:style-name="P6">DO PROCESSO ELEITORAL</text:p>
      <text:p text:style-name="P6"/>
      <text:p text:style-name="P6">Art. 21. A convocação da eleição será realizada pela Direção/Gerência do Órgão de Enfermagem, em edital interno, no mínimo, com 45 dias antes da data da realização do pleito eleitoral.</text:p>
      <text:p text:style-name="P6"/>
      <text:p text:style-name="P6"><text:soft-page-break/>Art. 22. A Direção/Gerência do Órgão de Enfermagem designará uma Comissão Eleitoral para conduzir todos os trabalhos de divulgação, organização, realização do pleito, apuração e divulgação dos resultados.</text:p>
      <text:p text:style-name="P6">§1º É incompatível a condição de membro da Comissão Eleitoral com a de candidato.</text:p>
      <text:p text:style-name="P6">§2º A Comissão Eleitoral elegerá um(a) Presidente e um(a) Secretário(a) entre os seus membros.</text:p>
      <text:p text:style-name="P6"/>
      <text:p text:style-name="P6">Art. 23. O material necessário para o desenvolvimento dos trabalhos eleitorais será solicitado pela Comissão Eleitoral à Direção/Gerência do Órgão de Enfermagem da instituição.</text:p>
      <text:p text:style-name="P6"/>
      <text:p text:style-name="P6">Art. 24. A escolha dos membros da CEEn será feita através de eleição direta e secreta, sendo os candidatos eleitos pelos seus pares por voto facultativo.</text:p>
      <text:p text:style-name="P6"/>
      <text:p text:style-name="P6">Art. 25. Somente poderão votar os profissionais regularmente inscritos no Coren/SC e com vínculo empregatício com a instituição. </text:p>
      <text:p text:style-name="P6"/>
      <text:p text:style-name="P6">Art. 26. O Coren/SC fornecerá à Comissão Eleitoral a relação dos profissionais de Enfermagem da instituição que estiverem devidamente inscritos e em condições de votar e serem votados.</text:p>
      <text:p text:style-name="P6"/>
      <text:p text:style-name="P6">Art. 27. Os profissionais de Enfermagem deverão candidatar-se individualmente, sem formação de chapas, inscrevendo-se junto à Comissão Eleitoral, até dez dias antes do pleito, apresentando um fiscal, se assim desejarem.</text:p>
      <text:p text:style-name="P6"/>
      <text:p text:style-name="P6">Art. 28. O local para a realização do pleito será definido pela Comissão Eleitoral, de comum acordo com a Direção/Gerência de Enfermagem.</text:p>
      <text:p text:style-name="P6"/>
      <text:p text:style-name="P6">Art. 29. A eleição deverá ser realizada durante o horário de trabalho, respeitados os diferentes turnos.</text:p>
      <text:p text:style-name="P6"/>
      <text:p text:style-name="P6">Art. 30. A eleição somente terá legitimidade se o número de votantes for, no mínimo, a metade mais um, por nível profissional e com vínculo empregatício com a instituição.</text:p>
      <text:p text:style-name="P6"/>
      <text:p text:style-name="P6">Art. 31. A apuração dos votos será realizada pela Comissão Eleitoral, na presença dos fiscais, se houver ou de outros interessados, imediatamente após o encerramento do pleito.</text:p>
      <text:p text:style-name="P6"/>
      <text:p text:style-name="P6">Art. 32. Somente serão computadas as cédulas sem rasuras e os votos que não apresentem dúvidas ou dupla interpretação.</text:p>
      <text:p text:style-name="P6"/>
      <text:p text:style-name="P6">Art. 33. Serão considerados eleitos, como membros efetivos, os candidatos que obtiverem o maior número de votos, por nível profissional, seguido de seus membros suplentes na mesma ordem decrescente.</text:p>
      <text:p text:style-name="P6"/>
      <text:p text:style-name="P6">Art. 34. Os candidatos que receberam votos, mas não foram eleitos como membros efetivos ou suplentes deverão ser, também, relacionados por nível profissional na ata da eleição e constar da lista dos resultados das eleições a ser encaminhada ao Coren/SC.</text:p>
      <text:p text:style-name="P6"/>
      <text:p text:style-name="P4"/>
      <text:p text:style-name="P6"><text:soft-page-break/></text:p>
      <text:p text:style-name="P6">Art. 35. Todas as ocorrências referentes ao processo eleitoral serão registradas em ata, assinada pelo(a) Presidente, pelo(a) Secretário(a), pelos demais membros da Comissão Eleitoral e pelos ficais, se houver.</text:p>
      <text:p text:style-name="P6"/>
      <text:p text:style-name="P6">Art. 36. A Direção/Gerência de Enfermagem proclamará os resultados das eleições, por meio de edital interno, no primeiro dia útil após o seu recebimento.</text:p>
      <text:p text:style-name="P6"/>
      <text:p text:style-name="P6">Art. 37. Os recursos relativos ao pleito somente serão recebidos pela Comissão Eleitoral se entregues, por escrito, até 48 horas após a publicação dos resultados pela Direção/Gerência do Órgão de Enfermagem.</text:p>
      <text:p text:style-name="P6">§1º O recurso será julgado pela Comissão Eleitoral no prazo máximo de cinco dias.</text:p>
      <text:p text:style-name="P6">§2º Caso necessário, o recurso terá como segunda instância a Comissão de Ética do Coren/SC (CEC).</text:p>
      <text:p text:style-name="P6"/>
      <text:p text:style-name="P6">Art. 38. A Direção/Gerência de Enfermagem, no prazo de 15 dias a contar da data do pleito, encaminhará ao Coren/SC a lista nominal de todos os votados. </text:p>
      <text:p text:style-name="P6"/>
      <text:p text:style-name="P6">Art. 39. Somente após a homologação pelo Plenário do Coren/SC e a nomeação por Portaria emitida pelo(a) seu(sua) Presidente, a CEEn estará oficialmente autorizada para iniciar as atividades definidas neste regimento.</text:p>
      <text:p text:style-name="P6"/>
      <text:p text:style-name="P6">CAPÍTULO V</text:p>
      <text:p text:style-name="P6">DAS COMPETÊNCIAS</text:p>
      <text:p text:style-name="P6"/>
      <text:p text:style-name="P6">Art. 40. A CEEn tem as seguintes competências:</text:p>
      <text:p text:style-name="P8"><text:span text:style-name="T1">I </text:span><text:span text:style-name="T1">– Divulgar os objetivos da CEEn.</text:span></text:p>
      <text:p text:style-name="P8"><text:span text:style-name="T1">II </text:span><text:span text:style-name="T1">– Divulgar o Código de Ética dos Profissionais de Enfermagem e as demais normas disciplinares e éticas do exercício profissional.</text:span></text:p>
      <text:p text:style-name="P8"><text:span text:style-name="T1">III </text:span><text:span text:style-name="T1">– Promover e/ou participar de reuniões, seminários ou atividades similares, que visem à interpretação do Código de Ética dos Profissionais de Enfermagem.</text:span></text:p>
      <text:p text:style-name="P8"><text:span text:style-name="T1">IV</text:span><text:span text:style-name="T1"> – Assessorar a Direção/Gerência de Enfermagem ou órgão equivalente da instituição nas questões éticas.</text:span></text:p>
      <text:p text:style-name="P8"><text:span text:style-name="T1">V</text:span><text:span text:style-name="T1"> – Orientar a equipe de Enfermagem sobre o comportamento ético-profissional e sobre as implicações decorrentes de atitudes não éticas.</text:span></text:p>
      <text:p text:style-name="P8"><text:span text:style-name="T1">VI</text:span><text:span text:style-name="T1"> – Orientar clientes, familiares e demais interessados sobre questões éticas relativas ao exercício profissional da Enfermagem.</text:span></text:p>
      <text:p text:style-name="P8"><text:span text:style-name="T1">VII </text:span><text:span text:style-name="T1">– Promover e/ou participar de atividades multiprofissionais referentes à ética.</text:span></text:p>
      <text:p text:style-name="P8"><text:span text:style-name="T1">VIII</text:span><text:span text:style-name="T1"> – Apreciar e emitir parecer sobre questões éticas referentes à Enfermagem.</text:span></text:p>
      <text:p text:style-name="P8"><text:span text:style-name="T1">IX</text:span><text:span text:style-name="T1"> – Zelar pelo exercício ético dos profissionais de Enfermagem.</text:span></text:p>
      <text:p text:style-name="P8"><text:span text:style-name="T1">X </text:span><text:span text:style-name="T1">– Averiguar:</text:span></text:p>
      <text:p text:style-name="P11"><text:span text:style-name="T1">a)</text:span><text:span text:style-name="T1"> Os fatos ou atitudes não éticas praticadas por profissionais de Enfermagem.</text:span></text:p>
      <text:p text:style-name="P11"><text:span text:style-name="T1">b)</text:span><text:span text:style-name="T1"> As condições oferecidas pelas instituições e sua compatibilidade com o desempenho ético-profissional.</text:span></text:p>
      <text:p text:style-name="P11"><text:span text:style-name="T1">c)</text:span><text:span text:style-name="T1"> A qualidade de atendimento dispensada à clientela pelos profissionais de Enfermagem.</text:span></text:p>
      <text:p text:style-name="P8"><text:span text:style-name="T1">XI</text:span><text:span text:style-name="T1"> – Comunicar, por escrito, ao Coren/SC, as irregularidades ou infrações éticas detectadas.</text:span></text:p>
      <text:p text:style-name="P8"><text:soft-page-break/><text:span text:style-name="T1">XII</text:span><text:span text:style-name="T1"> – Encaminhar anualmente ao Coren/SC e à Direção/Gerência de Enfermagem ou órgão equivalente, o planejamento das atividades a serem desenvolvidas e o relatório das atividades do ano anterior até 1º de março.</text:span></text:p>
      <text:p text:style-name="P8"><text:span text:style-name="T1">XIII</text:span><text:span text:style-name="T1"> – Solicitar assessoramento da Comissão de Ética do Coren/SC (CEC) em caso de necessidade.</text:span></text:p>
      <text:p text:style-name="P8"><text:span text:style-name="T1">XIV</text:span><text:span text:style-name="T1"> – Cumprir e fazer cumprir as disposições deste regimento e da Decisão do Coren/SC nº 002, de 10 de janeiro de 2006.</text:span></text:p>
      <text:p text:style-name="P9"/>
      <text:p text:style-name="P9">Art. 41. Compete ao Coordenador da CEEn:</text:p>
      <text:p text:style-name="P8"><text:span text:style-name="T1">I </text:span><text:span text:style-name="T1">– Convocar e presidir as reuniões.</text:span></text:p>
      <text:p text:style-name="P8"><text:span text:style-name="T1">II</text:span><text:span text:style-name="T1"> – Propor a pauta da reunião.</text:span></text:p>
      <text:p text:style-name="P8"><text:span text:style-name="T1">III</text:span><text:span text:style-name="T1"> – Propor a redação de documentos que serão discutidos e submetidos à aprovação.</text:span></text:p>
      <text:p text:style-name="P8"><text:span text:style-name="T1">IV</text:span><text:span text:style-name="T1"> – Representar a CEEn junto ao Órgão de Enfermagem da instituição.</text:span></text:p>
      <text:p text:style-name="P8"><text:span text:style-name="T1">V</text:span><text:span text:style-name="T1"> – Representar ou indicar representante, onde se fizer necessária a presença ou a participação da CEEn.</text:span></text:p>
      <text:p text:style-name="P8"><text:span text:style-name="T1">VI</text:span><text:span text:style-name="T1"> – Encaminhar as decisões da CEEn, segundo a indicação.</text:span></text:p>
      <text:p text:style-name="P8"><text:span text:style-name="T1">VII</text:span><text:span text:style-name="T1"> – Elaborar, juntamente com os demais membros da Comissão, o planejamento e o relatório anuais, garantindo o envio de uma cópia, até o dia 1º de março de cada ano, à Direção/Gerência de Enfermagem e à Comissão de Ética do Coren/SC (CEC).</text:span></text:p>
      <text:p text:style-name="P8"><text:span text:style-name="T1">VIII</text:span><text:span text:style-name="T1"> – Representar o Coren/SC em eventos, segundo a solicitação.</text:span></text:p>
      <text:p text:style-name="P8"><text:span text:style-name="T1">IX</text:span><text:span text:style-name="T1"> – Cumprir e fazer cumprir as disposições deste regimento e as demais normas referentes ao exercício ético-profissional.</text:span></text:p>
      <text:p text:style-name="P9"/>
      <text:p text:style-name="P9">Art. 42. Compete ao Secretário da CEEn:</text:p>
      <text:p text:style-name="P8"><text:span text:style-name="T1">I</text:span><text:span text:style-name="T1"> – Secretariar as reuniões da CEEn, redigindo atas e documentos.</text:span></text:p>
      <text:p text:style-name="P8"><text:span text:style-name="T1">II </text:span><text:span text:style-name="T1">– Providenciar a reprodução de documentos.</text:span></text:p>
      <text:p text:style-name="P8"><text:span text:style-name="T1">III</text:span><text:span text:style-name="T1"> – Encaminhar o expediente da CEEn.</text:span></text:p>
      <text:p text:style-name="P8"><text:span text:style-name="T1">IV</text:span><text:span text:style-name="T1"> – Arquivar uma cópia de todos os documentos.</text:span></text:p>
      <text:p text:style-name="P8"><text:span text:style-name="T1">V</text:span><text:span text:style-name="T1"> – Elaborar, juntamente com os demais membros da Comissão, o planejamento e o relatório anuais.</text:span></text:p>
      <text:p text:style-name="P8"><text:span text:style-name="T1">VI</text:span><text:span text:style-name="T1"> – Presidir as reuniões nos impedimentos do Coordenador.</text:span></text:p>
      <text:p text:style-name="P8"><text:span text:style-name="T1">VII</text:span><text:span text:style-name="T1"> – Representar a CEEn nos impedimentos do Coordenador. <text:s text:c="15"/></text:span></text:p>
      <text:p text:style-name="P8"><text:span text:style-name="T1">VIII</text:span><text:span text:style-name="T1"> – Cumprir e fazer cumprir as disposições deste regimento e as demais normas relativas ao exercício ético-profissional.</text:span></text:p>
      <text:p text:style-name="P9"/>
      <text:p text:style-name="P9">Art. 43. Compete aos membros efetivos da CEEn:</text:p>
      <text:p text:style-name="P8"><text:span text:style-name="T1">I</text:span><text:span text:style-name="T1"> – Comparecer e participar das reuniões.</text:span></text:p>
      <text:p text:style-name="P8"><text:span text:style-name="T1">II</text:span><text:span text:style-name="T1"> – Emitir parecer sobre as questões propostas.</text:span></text:p>
      <text:p text:style-name="P8"><text:span text:style-name="T1">III</text:span><text:span text:style-name="T1"> – Participar de reuniões ou programações relacionadas à ética, promovidas pela CEEn ou por outras instituições.</text:span></text:p>
      <text:p text:style-name="P8"><text:span text:style-name="T1">IV </text:span><text:span text:style-name="T1">– Representar a CEEn quando solicitado pelo Coordenador.</text:span></text:p>
      <text:p text:style-name="P8"><text:span text:style-name="T1">V</text:span><text:span text:style-name="T1"> – Participar, por meio de voto, das decisões a serem tomadas pela CEEn.</text:span></text:p>
      <text:p text:style-name="P8"><text:span text:style-name="T1">VI</text:span><text:span text:style-name="T1"> – Garantir a presença do suplente quando impedido de comparecer à reunião.</text:span></text:p>
      <text:p text:style-name="P8"><text:span text:style-name="T1">VII </text:span><text:span text:style-name="T1">– Participar da elaboração do planejamento e relatório anuais.</text:span></text:p>
      <text:p text:style-name="P8"><text:span text:style-name="T1">VIII</text:span><text:span text:style-name="T1"> – Cumprir e fazer cumprir as disposições deste regimento e as demais normas relativas ao exercício ético-profissional.</text:span></text:p>
      <text:p text:style-name="P9"/>
      <text:p text:style-name="P6">Art. 44. Compete aos membros suplentes da CEEn:</text:p>
      <text:p text:style-name="P10"><text:soft-page-break/><text:span text:style-name="T1">I</text:span><text:span text:style-name="T1"> – Substituir os respectivos membros efetivos nos seus impedimentos.</text:span></text:p>
      <text:p text:style-name="P10"><text:span text:style-name="T1">II</text:span><text:span text:style-name="T1"> – Participar das reuniões da CEEn.</text:span></text:p>
      <text:p text:style-name="P10"><text:span text:style-name="T1">III</text:span><text:span text:style-name="T1"> – Participar das atividades promovidas pela CEEn.</text:span></text:p>
      <text:p text:style-name="P10"><text:span text:style-name="T1">III</text:span><text:span text:style-name="T1"> – Cumprir e fazer cumprir as disposições deste regimento e as demais normas relativas ao exercício ético-profissional.</text:span></text:p>
      <text:p text:style-name="P6"/>
      <text:p text:style-name="P6">CAPÍTULO VI</text:p>
      <text:p text:style-name="P6">DAS DISPOSIÇÕES GERAIS</text:p>
      <text:p text:style-name="P6"/>
      <text:p text:style-name="P6">Art. 45. Este regimento poderá ser alterado por proposta da CEEn, da Direção/Gerência de Enfermagem da instituição ou da Comissão de Ética do Coren/SC.</text:p>
      <text:p text:style-name="P6"/>
      <text:p text:style-name="P6">Art. 46. A Direção/Gerência de Enfermagem da instituição garantirá as condições necessárias para o desenvolvimento das atividades da CEEn.</text:p>
      <text:p text:style-name="P6"/>
      <text:p text:style-name="P6">Art. 47. Os casos omissos serão decididos pelo Plenário do Coren/SC.</text:p>
      <text:p text:style-name="P6"/>
      <text:p text:style-name="P6">Art. 48. Este modelo de regimento interno entrou em vigor na data da homologação pelo Plenário do Coren/SC em 24 de janeiro de 2018.</text:p>
      <text:p text:style-name="P6"/>
      <text:p text:style-name="P7">Santo Amaro da Imperatriz , 05 de fevereiro de 2018.</text:p>
      <text:p text:style-name="P7"/>
      <text:p text:style-name="P7">_____________________________________________________</text:p>
      <text:p text:style-name="P7">(Mayara da Silva - Coren/SC nº 000.510.308)</text:p>
      <text:p text:style-name="P7">_____________________________________________________</text:p>
      <text:p text:style-name="P7">(Lindalva <text:s/>Steffens - Coren/SC nº 264533)</text:p>
      <text:p text:style-name="P7">_____________________________________________________</text:p>
      <text:p text:style-name="P7">(Maevi Valente- Coren/SC nº 001191548)</text:p>
      <text:p text:style-name="P7">_____________________________________________________</text:p>
      <text:p text:style-name="P7">(Anelita Maria Martins - Coren/SC nº 000600430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Myriad Pro Light SemiCond" svg:font-family="'Myriad Pro Light SemiCond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yriad Pro Light SemiCond1" svg:font-family="'Myriad Pro Light SemiCond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exto_20_principal" style:display-name="Texto principal" style:family="paragraph" style:parent-style-name="Standard" style:default-outline-level="" style:list-style-name="">
      <style:paragraph-properties fo:margin-top="0cm" fo:margin-bottom="0cm" style:line-height-at-least="0.494cm" fo:text-align="justify" style:justify-single-word="false"/>
      <style:text-properties fo:color="#000000" style:font-name="Myriad Pro Light SemiCond" style:font-name-complex="Myriad Pro Light SemiCond1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style:font-name-complex="Ari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1" text:anchor-type="as-char" svg:width="15cm" svg:height="3.179cm" draw:z-index="6"><draw:image xlink:href="Pictures/1000000000000381000000BDD8D2E529.png" xlink:type="simple" xlink:show="embed" xlink:actuate="onLoad"/></draw:frame></text:p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XP</meta:initial-creator>
    <meta:editing-cycles>4</meta:editing-cycles>
    <meta:print-date>2016-12-01T13:47:00</meta:print-date>
    <meta:creation-date>2016-12-02T14:50:00</meta:creation-date>
    <dc:date>2018-02-05T16:37:17.21</dc:date>
    <meta:editing-duration>PT20M</meta:editing-duration>
    <meta:generator>OpenOffice/4.1.3$Win32 OpenOffice.org_project/413m1$Build-9783</meta:generator>
    <meta:document-statistic meta:table-count="0" meta:image-count="1" meta:object-count="0" meta:page-count="7" meta:paragraph-count="152" meta:word-count="2510" meta:character-count="1630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